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35.67mm"/>
    </style:style>
    <style:style style:name="ro1" style:family="table-row">
      <style:table-row-properties style:row-height="32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erif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ulate_MOI_from_meshla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 table:number-columns-spanned="8" table:number-rows-spanned="1">
            <text:p># Moment of Inertia (true_MOI) = Mr^2</text:p>
            <text:p># but meshlab provides values of MOI considering volume(V) of stl and not mass(M) i.e meshlab_MOI = Vr^2</text:p>
            <text:p># so to obtain correct value of MOI we need to perform some rearrangements# true_MOI = meshlab_MOI / V * M</text:p>
            <text:p># In xacro file we provide value of mass in kg through real life measurement</text:p>
            <text:p># the value of length is usually scaled up so that meshlab can give precise value of MOI</text:p>
            <text:p># eg in our case we used 1m in place of 1mm so the scaling factor(s) for us is 10^-3</text:p>
            <text:p># since MOI has r^2, the correction required will be s^2</text:p>
            <text:p># Finally, true_MOI = meshlab_MOI / V * M * s^2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x-64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/>
          <table:table-cell office:value-type="string" calcext:value-type="string">
            <text:p>mx-64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265" calcext:value-type="float">
            <text:p>0.2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70668.734375" calcext:value-type="float">
            <text:p>70668.734375</text:p>
          </table:table-cell>
          <table:table-cell table:style-name="ce3" office:value-type="float" office:value="231393.8125" calcext:value-type="float">
            <text:p>231393.8125</text:p>
          </table:table-cell>
          <table:table-cell table:style-name="ce3" office:value-type="float" office:value="173506.421875" calcext:value-type="float">
            <text:p>173506.421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xx</text:p>
          </table:table-cell>
          <table:table-cell office:value-type="float" office:value="28486934" calcext:value-type="float">
            <text:p>28486934</text:p>
          </table:table-cell>
          <table:table-cell table:style-name="ce3" office:value-type="float" office:value="531211584" calcext:value-type="float">
            <text:p>531211584</text:p>
          </table:table-cell>
          <table:table-cell table:style-name="ce3" office:value-type="float" office:value="231669376" calcext:value-type="float">
            <text:p>231669376</text:p>
          </table:table-cell>
          <table:table-cell/>
          <table:table-cell table:formula="of:=[.B6]/[.B$5]*[.B$4]*[.B$3]^2" office:value-type="float" office:value="0.0000665123572902532" calcext:value-type="float">
            <text:p>6.65123572902532E-05</text:p>
          </table:table-cell>
          <table:table-cell table:formula="of:=[.C6]/[.C$5]*[.C$4]*[.C$3]^2" office:value-type="float" office:value="0.000608361426086102" calcext:value-type="float">
            <text:p>0.000608361426086</text:p>
          </table:table-cell>
          <table:table-cell table:formula="of:=[.D6]/[.D$5]*[.D$4]*[.D$3]^2" office:value-type="float" office:value="0.000353833500665636" calcext:value-type="float">
            <text:p>0.0003538335006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y</text:p>
          </table:table-cell>
          <table:table-cell office:value-type="float" office:value="-19.459402" calcext:value-type="float">
            <text:p>-19.459402</text:p>
          </table:table-cell>
          <table:table-cell table:style-name="ce3" office:value-type="float" office:value="67.870728" calcext:value-type="float">
            <text:p>67.870728</text:p>
          </table:table-cell>
          <table:table-cell table:style-name="ce3" office:value-type="float" office:value="-64.896721" calcext:value-type="float">
            <text:p>-64.896721</text:p>
          </table:table-cell>
          <table:table-cell/>
          <table:table-cell table:formula="of:=[.B7]/[.B$5]*[.B$4]*[.B$3]^2" office:value-type="float" office:value="-0.0000000000454345384616915" calcext:value-type="float">
            <text:p>-4.54345384616915E-11</text:p>
          </table:table-cell>
          <table:table-cell table:formula="of:=[.C7]/[.C$5]*[.C$4]*[.C$3]^2" office:value-type="float" office:value="0.0000000000777278472820011" calcext:value-type="float">
            <text:p>7.77278472820011E-11</text:p>
          </table:table-cell>
          <table:table-cell table:formula="of:=[.D7]/[.D$5]*[.D$4]*[.D$3]^2" office:value-type="float" office:value="-0.0000000000991181241544464" calcext:value-type="float">
            <text:p>-9.91181241544464E-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z</text:p>
          </table:table-cell>
          <table:table-cell office:value-type="float" office:value="-2.206814" calcext:value-type="float">
            <text:p>-2.206814</text:p>
          </table:table-cell>
          <table:table-cell table:style-name="ce3" office:value-type="float" office:value="19.899937" calcext:value-type="float">
            <text:p>19.899937</text:p>
          </table:table-cell>
          <table:table-cell table:style-name="ce3" office:value-type="float" office:value="14.255016" calcext:value-type="float">
            <text:p>14.255016</text:p>
          </table:table-cell>
          <table:table-cell/>
          <table:table-cell table:formula="of:=[.B8]/[.B$5]*[.B$4]*[.B$3]^2" office:value-type="float" office:value="-0.00000000000515255173621468" calcext:value-type="float">
            <text:p>-5.15255173621468E-12</text:p>
          </table:table-cell>
          <table:table-cell table:formula="of:=[.C8]/[.C$5]*[.C$4]*[.C$3]^2" office:value-type="float" office:value="0.0000000000227900791642819" calcext:value-type="float">
            <text:p>2.27900791642819E-11</text:p>
          </table:table-cell>
          <table:table-cell table:formula="of:=[.D8]/[.D$5]*[.D$4]*[.D$3]^2" office:value-type="float" office:value="0.0000000000217719851471636" calcext:value-type="float">
            <text:p>2.17719851471636E-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y</text:p>
          </table:table-cell>
          <table:table-cell office:value-type="float" office:value="24334990" calcext:value-type="float">
            <text:p>24334990</text:p>
          </table:table-cell>
          <table:table-cell table:style-name="ce3" office:value-type="float" office:value="60558152" calcext:value-type="float">
            <text:p>60558152</text:p>
          </table:table-cell>
          <table:table-cell table:style-name="ce3" office:value-type="float" office:value="50337672" calcext:value-type="float">
            <text:p>50337672</text:p>
          </table:table-cell>
          <table:table-cell/>
          <table:table-cell table:formula="of:=[.B9]/[.B$5]*[.B$4]*[.B$3]^2" office:value-type="float" office:value="0.0000568182433930847" calcext:value-type="float">
            <text:p>5.68182433930847E-05</text:p>
          </table:table-cell>
          <table:table-cell table:formula="of:=[.C9]/[.C$5]*[.C$4]*[.C$3]^2" office:value-type="float" office:value="0.0000693532385616405" calcext:value-type="float">
            <text:p>6.93532385616405E-05</text:p>
          </table:table-cell>
          <table:table-cell table:formula="of:=[.D9]/[.D$5]*[.D$4]*[.D$3]^2" office:value-type="float" office:value="0.0000768817830247818" calcext:value-type="float">
            <text:p>7.68817830247818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z</text:p>
          </table:table-cell>
          <table:table-cell office:value-type="float" office:value="-288587.5" calcext:value-type="float">
            <text:p>-288587.5</text:p>
          </table:table-cell>
          <table:table-cell table:style-name="ce3" office:value-type="float" office:value="61143.921875" calcext:value-type="float">
            <text:p>61143.921875</text:p>
          </table:table-cell>
          <table:table-cell table:style-name="ce3" office:value-type="float" office:value="-425691.90625" calcext:value-type="float">
            <text:p>-425691.90625</text:p>
          </table:table-cell>
          <table:table-cell/>
          <table:table-cell table:formula="of:=[.B10]/[.B$5]*[.B$4]*[.B$3]^2" office:value-type="float" office:value="-0.000000673804871717713" calcext:value-type="float">
            <text:p>-6.73804871717713E-07</text:p>
          </table:table-cell>
          <table:table-cell table:formula="of:=[.C10]/[.C$5]*[.C$4]*[.C$3]^2" office:value-type="float" office:value="0.0000000700240819830694" calcext:value-type="float">
            <text:p>7.00240819830694E-08</text:p>
          </table:table-cell>
          <table:table-cell table:formula="of:=[.D10]/[.D$5]*[.D$4]*[.D$3]^2" office:value-type="float" office:value="-0.000000650168183616403" calcext:value-type="float">
            <text:p>-6.50168183616403E-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zz</text:p>
          </table:table-cell>
          <table:table-cell office:value-type="float" office:value="16022910" calcext:value-type="float">
            <text:p>16022910</text:p>
          </table:table-cell>
          <table:table-cell table:style-name="ce3" office:value-type="float" office:value="529113888" calcext:value-type="float">
            <text:p>529113888</text:p>
          </table:table-cell>
          <table:table-cell table:style-name="ce3" office:value-type="float" office:value="237693136" calcext:value-type="float">
            <text:p>237693136</text:p>
          </table:table-cell>
          <table:table-cell/>
          <table:table-cell table:formula="of:=[.B11]/[.B$5]*[.B$4]*[.B$3]^2" office:value-type="float" office:value="0.0000374108886112339" calcext:value-type="float">
            <text:p>3.74108886112339E-05</text:p>
          </table:table-cell>
          <table:table-cell table:formula="of:=[.C11]/[.C$5]*[.C$4]*[.C$3]^2" office:value-type="float" office:value="0.000605959073862444" calcext:value-type="float">
            <text:p>0.000605959073862</text:p>
          </table:table-cell>
          <table:table-cell table:formula="of:=[.D11]/[.D$5]*[.D$4]*[.D$3]^2" office:value-type="float" office:value="0.000363033715751335" calcext:value-type="float">
            <text:p>0.00036303371575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ith_gripper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mx-64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/>
          <table:table-cell office:value-type="string" calcext:value-type="string">
            <text:p>mx-64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265" calcext:value-type="float">
            <text:p>0.2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70668.734375" calcext:value-type="float">
            <text:p>70668.734375</text:p>
          </table:table-cell>
          <table:table-cell table:style-name="ce3" office:value-type="float" office:value="77793.8125" calcext:value-type="float">
            <text:p>77793.8125</text:p>
          </table:table-cell>
          <table:table-cell table:style-name="ce3" office:value-type="float" office:value="195810.390625" calcext:value-type="float">
            <text:p>195810.3906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</text:p>
          </table:table-cell>
          <table:table-cell table:formula="of:=[.B$16]/([.B$17]*[.B$15]^3)" office:value-type="float" office:value="2334.83734298164" calcext:value-type="float">
            <text:p>2334.83734298164</text:p>
          </table:table-cell>
          <table:table-cell table:formula="of:=[.C$16]/([.C$17]*[.C$15]^3)" office:value-type="float" office:value="2378.08116166051" calcext:value-type="float">
            <text:p>2378.08116166051</text:p>
          </table:table-cell>
          <table:table-cell table:formula="of:=[.D$16]/([.D$17]*[.D$15]^3)" office:value-type="float" office:value="1353.35004007783" calcext:value-type="float">
            <text:p>1353.350040077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xx</text:p>
          </table:table-cell>
          <table:table-cell office:value-type="float" office:value="28486934" calcext:value-type="float">
            <text:p>28486934</text:p>
          </table:table-cell>
          <table:table-cell table:style-name="ce3" office:value-type="float" office:value="42270568" calcext:value-type="float">
            <text:p>42270568</text:p>
          </table:table-cell>
          <table:table-cell table:style-name="ce3" office:value-type="float" office:value="-333623872" calcext:value-type="float">
            <text:p>-333623872</text:p>
          </table:table-cell>
          <table:table-cell/>
          <table:table-cell table:formula="of:=[.B19]/[.B$17]*[.B$16]*[.B$15]^2" office:value-type="float" office:value="0.0000665123572902532" calcext:value-type="float">
            <text:p>6.65123572902532E-05</text:p>
          </table:table-cell>
          <table:table-cell table:formula="of:=[.C19]/[.C$17]*[.C$16]*[.C$15]^2" office:value-type="float" office:value="0.00010052284145349" calcext:value-type="float">
            <text:p>0.000100522841453</text:p>
          </table:table-cell>
          <table:table-cell table:formula="of:=[.D19]/[.D$17]*[.D$16]*[.D$15]^2" office:value-type="float" office:value="-0.000451509880542122" calcext:value-type="float">
            <text:p>-0.00045150988054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y</text:p>
          </table:table-cell>
          <table:table-cell office:value-type="float" office:value="-19.459402" calcext:value-type="float">
            <text:p>-19.459402</text:p>
          </table:table-cell>
          <table:table-cell table:style-name="ce3" office:value-type="float" office:value="6.826607" calcext:value-type="float">
            <text:p>6.826607</text:p>
          </table:table-cell>
          <table:table-cell table:style-name="ce3" office:value-type="float" office:value="-40317276" calcext:value-type="float">
            <text:p>-40317276</text:p>
          </table:table-cell>
          <table:table-cell/>
          <table:table-cell table:formula="of:=[.B20]/[.B$17]*[.B$16]*[.B$15]^2" office:value-type="float" office:value="-0.0000000000454345384616915" calcext:value-type="float">
            <text:p>-4.54345384616915E-11</text:p>
          </table:table-cell>
          <table:table-cell table:formula="of:=[.C20]/[.C$17]*[.C$16]*[.C$15]^2" office:value-type="float" office:value="0.0000000000162342255047598" calcext:value-type="float">
            <text:p>1.62342255047598E-11</text:p>
          </table:table-cell>
          <table:table-cell table:formula="of:=[.D20]/[.D$17]*[.D$16]*[.D$15]^2" office:value-type="float" office:value="-0.0000545633870904291" calcext:value-type="float">
            <text:p>-5.45633870904291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xz</text:p>
          </table:table-cell>
          <table:table-cell office:value-type="float" office:value="-2.206814" calcext:value-type="float">
            <text:p>-2.206814</text:p>
          </table:table-cell>
          <table:table-cell table:style-name="ce3" office:value-type="float" office:value="19.957224" calcext:value-type="float">
            <text:p>19.957224</text:p>
          </table:table-cell>
          <table:table-cell table:style-name="ce3" office:value-type="float" office:value="11497593" calcext:value-type="float">
            <text:p>11497593</text:p>
          </table:table-cell>
          <table:table-cell/>
          <table:table-cell table:formula="of:=[.B21]/[.B$17]*[.B$16]*[.B$15]^2" office:value-type="float" office:value="-0.00000000000515255173621468" calcext:value-type="float">
            <text:p>-5.15255173621468E-12</text:p>
          </table:table-cell>
          <table:table-cell table:formula="of:=[.C21]/[.C$17]*[.C$16]*[.C$15]^2" office:value-type="float" office:value="0.000000000047459898433439" calcext:value-type="float">
            <text:p>4.7459898433439E-11</text:p>
          </table:table-cell>
          <table:table-cell table:formula="of:=[.D21]/[.D$17]*[.D$16]*[.D$15]^2" office:value-type="float" office:value="0.0000155602679473486" calcext:value-type="float">
            <text:p>1.55602679473486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y</text:p>
          </table:table-cell>
          <table:table-cell office:value-type="float" office:value="24334990" calcext:value-type="float">
            <text:p>24334990</text:p>
          </table:table-cell>
          <table:table-cell table:style-name="ce3" office:value-type="float" office:value="19597834" calcext:value-type="float">
            <text:p>19597834</text:p>
          </table:table-cell>
          <table:table-cell table:style-name="ce3" office:value-type="float" office:value="135035536" calcext:value-type="float">
            <text:p>135035536</text:p>
          </table:table-cell>
          <table:table-cell/>
          <table:table-cell table:formula="of:=[.B22]/[.B$17]*[.B$16]*[.B$15]^2" office:value-type="float" office:value="0.0000568182433930847" calcext:value-type="float">
            <text:p>5.68182433930847E-05</text:p>
          </table:table-cell>
          <table:table-cell table:formula="of:=[.C22]/[.C$17]*[.C$16]*[.C$15]^2" office:value-type="float" office:value="0.0000466052398447499" calcext:value-type="float">
            <text:p>4.66052398447499E-05</text:p>
          </table:table-cell>
          <table:table-cell table:formula="of:=[.D22]/[.D$17]*[.D$16]*[.D$15]^2" office:value-type="float" office:value="0.000182750348057532" calcext:value-type="float">
            <text:p>0.0001827503480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yz</text:p>
          </table:table-cell>
          <table:table-cell office:value-type="float" office:value="-288587.5" calcext:value-type="float">
            <text:p>-288587.5</text:p>
          </table:table-cell>
          <table:table-cell table:style-name="ce3" office:value-type="float" office:value="-264660.65625" calcext:value-type="float">
            <text:p>-264660.65625</text:p>
          </table:table-cell>
          <table:table-cell table:style-name="ce3" office:value-type="float" office:value="46559612" calcext:value-type="float">
            <text:p>46559612</text:p>
          </table:table-cell>
          <table:table-cell/>
          <table:table-cell table:formula="of:=[.B23]/[.B$17]*[.B$16]*[.B$15]^2" office:value-type="float" office:value="-0.000000673804871717713" calcext:value-type="float">
            <text:p>-6.73804871717713E-07</text:p>
          </table:table-cell>
          <table:table-cell table:formula="of:=[.C23]/[.C$17]*[.C$16]*[.C$15]^2" office:value-type="float" office:value="-0.000000629384520860833" calcext:value-type="float">
            <text:p>-6.29384520860833E-07</text:p>
          </table:table-cell>
          <table:table-cell table:formula="of:=[.D23]/[.D$17]*[.D$16]*[.D$15]^2" office:value-type="float" office:value="0.0000630114527662084" calcext:value-type="float">
            <text:p>6.30114527662084E-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zz</text:p>
          </table:table-cell>
          <table:table-cell office:value-type="float" office:value="16022910" calcext:value-type="float">
            <text:p>16022910</text:p>
          </table:table-cell>
          <table:table-cell table:style-name="ce3" office:value-type="float" office:value="40173008" calcext:value-type="float">
            <text:p>40173008</text:p>
          </table:table-cell>
          <table:table-cell table:style-name="ce3" office:value-type="float" office:value="-311933248" calcext:value-type="float">
            <text:p>-311933248</text:p>
          </table:table-cell>
          <table:table-cell/>
          <table:table-cell table:formula="of:=[.B24]/[.B$17]*[.B$16]*[.B$15]^2" office:value-type="float" office:value="0.0000374108886112339" calcext:value-type="float">
            <text:p>3.74108886112339E-05</text:p>
          </table:table-cell>
          <table:table-cell table:formula="of:=[.C24]/[.C$17]*[.C$16]*[.C$15]^2" office:value-type="float" office:value="0.000095534673532037" calcext:value-type="float">
            <text:p>9.5534673532037E-05</text:p>
          </table:table-cell>
          <table:table-cell table:formula="of:=[.D24]/[.D$17]*[.D$16]*[.D$15]^2" office:value-type="float" office:value="-0.000422154873682409" calcext:value-type="float">
            <text:p>-0.000422154873682</text:p>
          </table:table-cell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6:13:10.572809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6T17:13:12.480494574</dc:date>
    <meta:editing-duration>PT40M23S</meta:editing-duration>
    <meta:editing-cycles>7</meta:editing-cycles>
    <meta:generator>LibreOffice/6.0.7.3$Linux_X86_64 LibreOffice_project/00m0$Build-3</meta:generator>
    <meta:document-statistic meta:table-count="1" meta:cell-count="126" meta:object-count="0"/>
    <meta:user-defined meta:name="qrichtext">1</meta:user-defined>
  </office:meta>
</office:document-meta>
</file>